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62cm" fo:min-width="4.734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4.9cm"/>
    </style:style>
    <style:style style:name="gr3" style:family="graphic" style:parent-style-name="standard">
      <style:graphic-properties draw:textarea-horizontal-align="justify" draw:textarea-vertical-align="middle" draw:auto-grow-height="false" fo:min-height="1.325cm" fo:min-width="4.2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4.2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4cm" svg:height="4.4cm" svg:x="7.1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7.4cm" svg:height="4.4cm" svg:x="5.9cm" svg:y="21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4cm" svg:height="3.1cm" svg:x="7.3cm" svg:y="11.7cm">
          <text:p text:style-name="P1">Z = x + y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.5cm" svg:height="2.499cm" svg:x="6.601cm" svg:y="7.301cm">
          <text:p text:style-name="P1">Wczytaj x, y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0.502cm" svg:height="0.962cm" svg:x="10.8cm" svg:y="13.6cm">
          <draw:text-box>
            <text:p/>
          </draw:text-box>
        </draw:frame>
        <draw:custom-shape draw:style-name="gr5" draw:text-style-name="P1" xml:id="id4" draw:id="id4" draw:layer="layout" svg:width="7.5cm" svg:height="2.7cm" svg:x="5.8cm" svg:y="16.9cm">
          <text:p text:style-name="P1">Pisz z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svg:x1="10.8cm" svg:y1="6cm" svg:x2="10.351cm" svg:y2="7.301cm" draw:start-shape="id1" draw:start-glue-point="8" draw:end-shape="id2" draw:end-glue-point="5" svg:d="M10800 6000v650h-449v651" svg:viewBox="0 0 450 1302">
          <text:p/>
        </draw:connector>
        <draw:connector draw:style-name="gr6" draw:text-style-name="P3" draw:layer="layout" svg:x1="9.413cm" svg:y1="9.8cm" svg:x2="10cm" svg:y2="11.7cm" draw:start-shape="id2" draw:start-glue-point="7" draw:end-shape="id3" svg:d="M9413 9800v950h587v950" svg:viewBox="0 0 588 1901">
          <text:p/>
        </draw:connector>
        <draw:connector draw:style-name="gr6" draw:text-style-name="P3" draw:layer="layout" svg:x1="10cm" svg:y1="14.8cm" svg:x2="9.55cm" svg:y2="16.9cm" draw:start-shape="id3" draw:start-glue-point="2" draw:end-shape="id4" draw:end-glue-point="5" svg:d="M10000 14800v1050h-450v1050" svg:viewBox="0 0 451 2101">
          <text:p/>
        </draw:connector>
        <draw:connector draw:style-name="gr6" draw:text-style-name="P3" draw:layer="layout" svg:x1="9.55cm" svg:y1="19.6cm" svg:x2="9.6cm" svg:y2="21.7cm" draw:start-shape="id4" draw:start-glue-point="8" draw:end-shape="id5" svg:d="M9550 19600v1051h50v1049" svg:viewBox="0 0 5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4:15.532055592</meta:creation-date>
    <dc:date>2019-09-12T23:31:34.919000000</dc:date>
    <meta:editing-duration>PT23M2S</meta:editing-duration>
    <meta:editing-cycles>2</meta:editing-cycles>
    <meta:generator>LibreOffice/6.2.0.3$Windows_X86_64 LibreOffice_project/98c6a8a1c6c7b144ce3cc729e34964b47ce25d62</meta:generator>
    <meta:document-statistic meta:object-count="10"/>
  </office:meta>
</office:document-meta>
</file>